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MatchUtilsTests.patternVari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ternMatchUtilsTests.triv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MatchUtilsTests.doTest( String pattern , String str , boolean should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UtilsTests.startsEndsBetw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MatchUtilsTests.ridicul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MatchUtilsTests.betw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MatchUtilsTests.endsWi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MatchUtilsTests.startsWi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MatchUtilsTests.starts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